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7pt" style:font-size-asian="7pt" style:font-size-complex="7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vertical-align="middle" fo:wrap-option="wrap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29" style:family="table-cell" style:parent-style-name="Default" style:data-style-name="N0">
      <style:text-properties fo:font-size="7pt" style:font-size-asian="7pt" style:font-size-complex="7pt"/>
    </style:style>
    <style:style style:name="ce3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37" style:family="table-cell" style:parent-style-name="Default" style:data-style-name="N1">
      <style:table-cell-properties fo:border-top="thin solid #000000" fo:border-bottom="none" fo:border-left="none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38" style:family="table-cell" style:parent-style-name="Default" style:data-style-name="N1">
      <style:table-cell-properties fo:border-top="none" fo:border-bottom="none" fo:border-left="none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39" style:family="table-cell" style:parent-style-name="Default" style:data-style-name="N1">
      <style:table-cell-properties fo:border-top="none" fo:border-bottom="thin solid #000000" fo:border-left="none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5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58" style:family="table-cell" style:parent-style-name="Default" style:data-style-name="N0">
      <style:table-cell-properties fo:border="thin solid #000000" style:vertical-align="middle"/>
      <style:text-properties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shrink-to-fit="true" style:repeat-content="false"/>
      <style:paragraph-properties fo:text-align="center"/>
      <style:text-properties fo:color="#000000" fo:font-size="7pt" style:font-size-asian="7pt" style:font-size-complex="7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7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7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79" style:family="table-cell" style:parent-style-name="Default" style:data-style-name="N1">
      <style:table-cell-properties fo:border-top="thin solid #000000" fo:border-bottom="none" fo:border-left="none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80" style:family="table-cell" style:parent-style-name="Default" style:data-style-name="N1">
      <style:table-cell-properties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81" style:family="table-cell" style:parent-style-name="Default" style:data-style-name="N1">
      <style:table-cell-properties fo:border-top="none" fo:border-bottom="thin solid #000000" fo:border-left="none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shrink-to-fit="true" style:repeat-content="false"/>
      <style:paragraph-properties fo:text-align="center"/>
      <style:text-properties fo:color="#000000" fo:font-size="7pt" style:font-size-asian="7pt" style:font-size-complex="7pt"/>
    </style:style>
    <style:style style:name="ce85" style:family="table-cell" style:parent-style-name="Default" style:data-style-name="N1">
      <style:table-cell-properties fo:border-top="thin solid #000000" fo:border-bottom="none" fo:border-left="none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9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95" style:family="table-cell" style:parent-style-name="Default" style:data-style-name="N0">
      <style:table-cell-properties fo:border-top="none" fo:border-bottom="none" fo:border-left="thin solid #000000" fo:border-right="none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01" style:family="table-cell" style:parent-style-name="Default" style:data-style-name="N1">
      <style:table-cell-properties fo:border-top="thin solid #000000" fo:border-bottom="none" fo:border-left="none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02" style:family="table-cell" style:parent-style-name="Default" style:data-style-name="N1">
      <style:table-cell-properties fo:border-top="none" fo:border-bottom="none" fo:border-left="none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03" style:family="table-cell" style:parent-style-name="Default" style:data-style-name="N1">
      <style:table-cell-properties fo:border-top="none" fo:border-bottom="thin solid #000000" fo:border-left="none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07" style:family="table-cell" style:parent-style-name="Default" style:data-style-name="N1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2" style:family="table-cell" style:parent-style-name="Default" style:data-style-name="N0">
      <style:table-cell-properties fo:border="thin solid #000000" style:vertical-align="middle" fo:wrap-option="wrap"/>
      <style:text-properties fo:font-size="7pt" style:font-size-asian="7pt" style:font-size-complex="7pt"/>
    </style:style>
    <style:style style:name="ce1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1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1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11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1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1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21" style:family="table-cell" style:parent-style-name="Default" style:data-style-name="N1">
      <style:table-cell-properties fo:border="thin solid #000000" style:vertical-align="top" style:shrink-to-fit="true" style:repeat-content="false"/>
      <style:paragraph-properties fo:text-align="start" fo:margin-left="0cm"/>
      <style:text-properties fo:font-size="7pt" style:font-size-asian="7pt" style:font-size-complex="7pt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23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7pt" style:font-size-asian="7pt" style:font-size-complex="7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127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color="#000000" fo:font-size="7pt" style:font-size-asian="7pt" style:font-size-complex="7pt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130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3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33" style:family="table-cell" style:parent-style-name="Default" style:data-style-name="N1">
      <style:table-cell-properties fo:border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35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38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3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40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4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4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45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color="#000000" fo:font-size="7pt" style:font-size-asian="7pt" style:font-size-complex="7pt"/>
    </style:style>
    <style:style style:name="ce14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5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15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/>
      <style:text-properties fo:font-size="7pt" style:font-size-asian="7pt" style:font-size-complex="7pt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9.70138888888889cm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16.1043055555556cm" style:use-optimal-column-width="true"/>
    </style:style>
    <style:style style:name="co5" style:family="table-column">
      <style:table-column-properties fo:break-before="auto" style:column-width="1.55222222222222cm" style:use-optimal-column-width="true"/>
    </style:style>
    <style:style style:name="co6" style:family="table-column">
      <style:table-column-properties fo:break-before="auto" style:column-width="1.71097222222222cm" style:use-optimal-column-width="true"/>
    </style:style>
    <style:style style:name="co7" style:family="table-column">
      <style:table-column-properties fo:break-before="auto" style:column-width="9.8425cm"/>
    </style:style>
    <style:style style:name="ro1" style:family="table-row">
      <style:table-row-properties style:row-height="21.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9.5pt" style:use-optimal-row-height="true" fo:break-before="auto"/>
    </style:style>
    <style:style style:name="ro7" style:family="table-row">
      <style:table-row-properties style:row-height="18.5pt" style:use-optimal-row-height="tru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3pt" style:use-optimal-row-height="false" fo:break-before="auto"/>
    </style:style>
    <style:style style:name="ro10" style:family="table-row">
      <style:table-row-properties style:row-height="12.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3.25pt" style:use-optimal-row-height="false" fo:break-before="auto"/>
    </style:style>
    <style:style style:name="ro15" style:family="table-row">
      <style:table-row-properties style:row-height="15.5pt" style:use-optimal-row-height="false" fo:break-before="auto"/>
    </style:style>
    <style:style style:name="ro16" style:family="table-row">
      <style:table-row-properties style:row-height="18.5pt" style:use-optimal-row-height="false" fo:break-before="auto"/>
    </style:style>
    <style:style style:name="ro17" style:family="table-row">
      <style:table-row-properties style:row-height="19pt" style:use-optimal-row-height="false" fo:break-before="auto"/>
    </style:style>
    <style:style style:name="ro18" style:family="table-row">
      <style:table-row-properties style:row-height="25.5pt" style:use-optimal-row-height="false" fo:break-before="auto"/>
    </style:style>
    <style:style style:name="ro19" style:family="table-row">
      <style:table-row-properties style:row-height="26pt" style:use-optimal-row-height="false" fo:break-before="auto"/>
    </style:style>
    <style:style style:name="ro20" style:family="table-row">
      <style:table-row-properties style:row-height="20pt" style:use-optimal-row-height="false" fo:break-before="auto"/>
    </style:style>
    <style:style style:name="ro21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1998" table:style-name="ta1">
        <table:table-column table:style-name="co1" table:default-cell-style-name="ce2"/>
        <table:table-column table:style-name="co2" table:default-cell-style-name="ce25"/>
        <table:table-column table:style-name="co3" table:default-cell-style-name="ce20"/>
        <table:table-column table:style-name="co4" table:default-cell-style-name="ce27"/>
        <table:table-column table:style-name="co5" table:default-cell-style-name="ce28"/>
        <table:table-column table:style-name="co6" table:default-cell-style-name="ce29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63">
            <text:p>DICIONÁRIO DAS VARIÁVEIS - ENEM 1998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4">
            <text:p>Nome da Variável</text:p>
          </table:table-cell>
          <table:table-cell office:value-type="string" table:number-columns-spanned="1" table:number-rows-spanned="2" table:style-name="ce65">
            <text:p>Descrição</text:p>
          </table:table-cell>
          <table:table-cell office:value-type="string" table:number-columns-spanned="2" table:number-rows-spanned="1" table:style-name="ce66">
            <text:p>Variáveis Categóricas</text:p>
          </table:table-cell>
          <table:covered-table-cell/>
          <table:table-cell office:value-type="string" table:number-columns-spanned="1" table:number-rows-spanned="2" table:style-name="ce67">
            <text:p>Tamanho</text:p>
          </table:table-cell>
          <table:table-cell office:value-type="string" table:number-columns-spanned="1" table:number-rows-spanned="2" table:style-name="ce68">
            <text:p>Tipo</text:p>
          </table:table-cell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style-name="ce3">
            <text:p>Categoria</text:p>
          </table:table-cell>
          <table:table-cell office:value-type="string" table:style-name="ce4">
            <text:p>Descrição</text:p>
          </table:table-cell>
          <table:covered-table-cell/>
          <table:covered-table-cell/>
          <table:table-cell table:number-columns-repeated="16378" table:style-name="ce2"/>
        </table:table-row>
        <table:table-row table:style-name="ro3">
          <table:table-cell office:value-type="string" table:number-columns-spanned="6" table:number-rows-spanned="1" table:style-name="ce62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5">
            <text:p>NU_INSCRICAO</text:p>
          </table:table-cell>
          <table:table-cell office:value-type="string" table:style-name="ce6">
            <text:p>Número de inscrição no ENEM.<text:s/><text:span text:style-name="T1">1</text:span></text:p>
          </table:table-cell>
          <table:table-cell table:style-name="ce7"/>
          <table:table-cell table:style-name="ce8"/>
          <table:table-cell office:value-type="float" office:value="8" table:style-name="ce7">
            <text:p>8</text:p>
          </table:table-cell>
          <table:table-cell office:value-type="string" table:style-name="ce7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5">
            <text:p>NU_ANO</text:p>
          </table:table-cell>
          <table:table-cell office:value-type="string" table:style-name="ce6">
            <text:p>Ano do Enem</text:p>
          </table:table-cell>
          <table:table-cell table:style-name="ce7"/>
          <table:table-cell table:style-name="ce8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20" table:style-name="ce86">
            <text:p>TP_FAIXA_ETARIA</text:p>
          </table:table-cell>
          <table:table-cell office:value-type="string" table:number-columns-spanned="1" table:number-rows-spanned="20" table:style-name="ce54">
            <text:p>Faixa etária<text:span text:style-name="T1">2</text:span>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enor de 17 anos</text:p>
          </table:table-cell>
          <table:table-cell office:value-type="float" office:value="2" table:number-columns-spanned="1" table:number-rows-spanned="20" table:style-name="ce69">
            <text:p>2</text:p>
          </table:table-cell>
          <table:table-cell office:value-type="string" table:number-columns-spanned="1" table:number-rows-spanned="20" table:style-name="ce69">
            <text:p>Numérica</text:p>
          </table:table-cell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2" table:style-name="ce7">
            <text:p>2</text:p>
          </table:table-cell>
          <table:table-cell office:value-type="string" table:style-name="ce8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3" table:style-name="ce7">
            <text:p>3</text:p>
          </table:table-cell>
          <table:table-cell office:value-type="string" table:style-name="ce8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4" table:style-name="ce7">
            <text:p>4</text:p>
          </table:table-cell>
          <table:table-cell office:value-type="string" table:style-name="ce8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5" table:style-name="ce7">
            <text:p>5</text:p>
          </table:table-cell>
          <table:table-cell office:value-type="string" table:style-name="ce8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6" table:style-name="ce7">
            <text:p>6</text:p>
          </table:table-cell>
          <table:table-cell office:value-type="string" table:style-name="ce8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7" table:style-name="ce7">
            <text:p>7</text:p>
          </table:table-cell>
          <table:table-cell office:value-type="string" table:style-name="ce8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8" table:style-name="ce7">
            <text:p>8</text:p>
          </table:table-cell>
          <table:table-cell office:value-type="string" table:style-name="ce8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9" table:style-name="ce7">
            <text:p>9</text:p>
          </table:table-cell>
          <table:table-cell office:value-type="string" table:style-name="ce8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0" table:style-name="ce7">
            <text:p>10</text:p>
          </table:table-cell>
          <table:table-cell office:value-type="string" table:style-name="ce8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1" table:style-name="ce7">
            <text:p>11</text:p>
          </table:table-cell>
          <table:table-cell office:value-type="string" table:style-name="ce8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2" table:style-name="ce7">
            <text:p>12</text:p>
          </table:table-cell>
          <table:table-cell office:value-type="string" table:style-name="ce8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3" table:style-name="ce7">
            <text:p>13</text:p>
          </table:table-cell>
          <table:table-cell office:value-type="string" table:style-name="ce8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4" table:style-name="ce7">
            <text:p>14</text:p>
          </table:table-cell>
          <table:table-cell office:value-type="string" table:style-name="ce8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5" table:style-name="ce7">
            <text:p>15</text:p>
          </table:table-cell>
          <table:table-cell office:value-type="string" table:style-name="ce8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6" table:style-name="ce7">
            <text:p>16</text:p>
          </table:table-cell>
          <table:table-cell office:value-type="string" table:style-name="ce8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7" table:style-name="ce7">
            <text:p>17</text:p>
          </table:table-cell>
          <table:table-cell office:value-type="string" table:style-name="ce8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8" table:style-name="ce7">
            <text:p>18</text:p>
          </table:table-cell>
          <table:table-cell office:value-type="string" table:style-name="ce8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19" table:style-name="ce7">
            <text:p>19</text:p>
          </table:table-cell>
          <table:table-cell office:value-type="string" table:style-name="ce8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" table:style-name="ce10">
            <text:p>20</text:p>
          </table:table-cell>
          <table:table-cell office:value-type="string" table:style-name="ce11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3">
            <text:p>TP_SEXO</text:p>
          </table:table-cell>
          <table:table-cell office:value-type="string" table:number-columns-spanned="1" table:number-rows-spanned="2" table:style-name="ce148">
            <text:p>Sexo do inscrito</text:p>
          </table:table-cell>
          <table:table-cell office:value-type="string" table:style-name="ce111">
            <text:p>M</text:p>
          </table:table-cell>
          <table:table-cell office:value-type="string" table:style-name="ce115">
            <text:p>Masculino</text:p>
          </table:table-cell>
          <table:table-cell office:value-type="float" office:value="1" table:number-columns-spanned="1" table:number-rows-spanned="2" table:style-name="ce149">
            <text:p>1</text:p>
          </table:table-cell>
          <table:table-cell office:value-type="string" table:number-columns-spanned="1" table:number-rows-spanned="2" table:style-name="ce5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1">
            <text:p>F</text:p>
          </table:table-cell>
          <table:table-cell office:value-type="string" table:style-name="ce115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3">
            <text:p>CO_MUNICIPIO_RESIDENCIA</text:p>
          </table:table-cell>
          <table:table-cell office:value-type="string" table:style-name="ce13">
            <text:p>Código do Município em que o inscrito mora:</text:p>
          </table:table-cell>
          <table:table-cell table:number-columns-spanned="1" table:number-rows-spanned="5" table:style-name="ce150"/>
          <table:table-cell table:number-columns-spanned="1" table:number-rows-spanned="5" table:style-name="ce151"/>
          <table:table-cell office:value-type="float" office:value="7" table:number-columns-spanned="1" table:number-rows-spanned="5" table:style-name="ce55">
            <text:p>7</text:p>
          </table:table-cell>
          <table:table-cell office:value-type="string" table:number-columns-spanned="1" table:number-rows-spanned="5" table:style-name="ce55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5">
            <text:p>NO_MUNICIPIO_RESIDENCIA</text:p>
          </table:table-cell>
          <table:table-cell office:value-type="string" table:style-name="ce6">
            <text:p>Nome do município em que o inscrito mora</text:p>
          </table:table-cell>
          <table:table-cell table:style-name="ce10"/>
          <table:table-cell table:style-name="ce8"/>
          <table:table-cell office:value-type="float" office:value="50" table:style-name="ce7">
            <text:p>50</text:p>
          </table:table-cell>
          <table:table-cell office:value-type="string" table:style-name="ce7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CO_UF_RESIDENCIA</text:p>
          </table:table-cell>
          <table:table-cell office:value-type="string" table:style-name="ce6">
            <text:p>Código da Unidade da Federação da residência do inscrito</text:p>
          </table:table-cell>
          <table:table-cell table:style-name="ce10"/>
          <table:table-cell table:style-name="ce8"/>
          <table:table-cell office:value-type="float" office:value="2" table:style-name="ce7">
            <text:p>2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G_UF_RESIDENCIA</text:p>
          </table:table-cell>
          <table:table-cell office:value-type="string" table:style-name="ce6">
            <text:p>Sigla da Unidade da Federação da residência do inscrito</text:p>
          </table:table-cell>
          <table:table-cell table:style-name="ce7"/>
          <table:table-cell table:style-name="ce16"/>
          <table:table-cell office:value-type="float" office:value="2" table:style-name="ce7">
            <text:p>2</text:p>
          </table:table-cell>
          <table:table-cell office:value-type="string" table:style-name="ce7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52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3">
            <text:p>TP_PRESENCA</text:p>
          </table:table-cell>
          <table:table-cell office:value-type="string" table:number-columns-spanned="1" table:number-rows-spanned="2" table:style-name="ce148">
            <text:p>Presença a prova objetiva</text:p>
          </table:table-cell>
          <table:table-cell office:value-type="float" office:value="0" table:style-name="ce111">
            <text:p>0</text:p>
          </table:table-cell>
          <table:table-cell office:value-type="string" table:style-name="ce112">
            <text:p>Faltou à prova</text:p>
          </table:table-cell>
          <table:table-cell office:value-type="float" office:value="8" table:number-columns-spanned="1" table:number-rows-spanned="2" table:style-name="ce149">
            <text:p>8</text:p>
          </table:table-cell>
          <table:table-cell office:value-type="string" table:number-columns-spanned="1" table:number-rows-spanned="2" table:style-name="ce5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111">
            <text:p>1</text:p>
          </table:table-cell>
          <table:table-cell office:value-type="string" table:style-name="ce11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3">
            <text:p>CO_PROVA</text:p>
          </table:table-cell>
          <table:table-cell office:value-type="string" table:number-columns-spanned="1" table:number-rows-spanned="4" table:style-name="ce148">
            <text:p>Tipo de prova</text:p>
          </table:table-cell>
          <table:table-cell office:value-type="string" table:style-name="ce111">
            <text:p>A</text:p>
          </table:table-cell>
          <table:table-cell office:value-type="string" table:style-name="ce112">
            <text:p>Amarela</text:p>
          </table:table-cell>
          <table:table-cell office:value-type="float" office:value="1" table:number-columns-spanned="1" table:number-rows-spanned="4" table:style-name="ce149">
            <text:p>1</text:p>
          </table:table-cell>
          <table:table-cell office:value-type="string" table:number-columns-spanned="1" table:number-rows-spanned="4" table:style-name="ce5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1">
            <text:p>B</text:p>
          </table:table-cell>
          <table:table-cell office:value-type="string" table:style-name="ce112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1">
            <text:p>G</text:p>
          </table:table-cell>
          <table:table-cell office:value-type="string" table:style-name="ce112">
            <text:p>Grafi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1">
            <text:p>Z</text:p>
          </table:table-cell>
          <table:table-cell office:value-type="string" table:style-name="ce112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style-name="ce5">
            <text:p>VL_PERC_COMP1</text:p>
          </table:table-cell>
          <table:table-cell office:value-type="string" table:style-name="ce6">
            <text:p>Nota da competência 1</text:p>
          </table:table-cell>
          <table:table-cell table:style-name="ce12"/>
          <table:table-cell table:style-name="ce18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19"/>
        </table:table-row>
        <table:table-row table:style-name="ro3">
          <table:table-cell office:value-type="string" table:style-name="ce5">
            <text:p>VL_PERC_COMP2</text:p>
          </table:table-cell>
          <table:table-cell office:value-type="string" table:style-name="ce6">
            <text:p>Nota da competência 2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VL_PERC_COMP3</text:p>
          </table:table-cell>
          <table:table-cell office:value-type="string" table:style-name="ce6">
            <text:p>Nota da competência 3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VL_PERC_COMP4</text:p>
          </table:table-cell>
          <table:table-cell office:value-type="string" table:style-name="ce6">
            <text:p>Nota da competência 4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VL_PERC_COMP5</text:p>
          </table:table-cell>
          <table:table-cell office:value-type="string" table:style-name="ce6">
            <text:p>Nota da competência 5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NU_NOTA_OBJETIVA</text:p>
          </table:table-cell>
          <table:table-cell office:value-type="string" table:style-name="ce6">
            <text:p>Nota da prova objetiva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4">
          <table:table-cell office:value-type="string" table:style-name="ce5">
            <text:p>TX_RESPOSTAS_OBJETIVA</text:p>
          </table:table-cell>
          <table:table-cell office:value-type="string" table:style-name="ce6">
            <text:p>Vetor com as respostas da parte objetiva da prova<text:s/><text:span text:style-name="T1">3</text:span></text:p>
          </table:table-cell>
          <table:table-cell table:style-name="ce7"/>
          <table:table-cell table:style-name="ce17"/>
          <table:table-cell office:value-type="float" office:value="63" table:style-name="ce7">
            <text:p>63</text:p>
          </table:table-cell>
          <table:table-cell office:value-type="string" table:style-name="ce7">
            <text:p>Alfa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TX_GABARITO_OBJETIVA</text:p>
          </table:table-cell>
          <table:table-cell office:value-type="string" table:style-name="ce6">
            <text:p>Vetor com o gabarito da parte objetiva da prova</text:p>
          </table:table-cell>
          <table:table-cell table:style-name="ce7"/>
          <table:table-cell table:style-name="ce17"/>
          <table:table-cell office:value-type="float" office:value="63" table:style-name="ce7">
            <text:p>63</text:p>
          </table:table-cell>
          <table:table-cell office:value-type="string" table:style-name="ce7">
            <text:p>Alfanumérica</text:p>
          </table:table-cell>
          <table:table-cell table:number-columns-repeated="16378" table:style-name="ce30"/>
        </table:table-row>
        <table:table-row table:style-name="ro3">
          <table:table-cell office:value-type="string" table:number-columns-spanned="6" table:number-rows-spanned="1" table:style-name="ce152">
            <text:p>VARIÁVEIS DA PROVA DE REDAÇÃO</text:p>
          </table:table-cell>
          <table:covered-table-cell table:number-columns-repeated="5"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2" table:style-name="ce53">
            <text:p>TP_STATUS_REDACAO</text:p>
          </table:table-cell>
          <table:table-cell office:value-type="string" table:number-columns-spanned="1" table:number-rows-spanned="2" table:style-name="ce139">
            <text:p>Presença à redação</text:p>
          </table:table-cell>
          <table:table-cell office:value-type="string" table:style-name="ce111">
            <text:p>F</text:p>
          </table:table-cell>
          <table:table-cell office:value-type="string" table:style-name="ce112">
            <text:p>Faltou à prova</text:p>
          </table:table-cell>
          <table:table-cell office:value-type="float" office:value="1" table:number-columns-spanned="1" table:number-rows-spanned="2" table:style-name="ce149">
            <text:p>1</text:p>
          </table:table-cell>
          <table:table-cell office:value-type="string" table:number-columns-spanned="1" table:number-rows-spanned="2" table:style-name="ce55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1">
            <text:p>P</text:p>
          </table:table-cell>
          <table:table-cell office:value-type="string" table:style-name="ce112">
            <text:p>Presente à prova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3">
          <table:table-cell office:value-type="string" table:style-name="ce5">
            <text:p>NU_NOTA_COMP1</text:p>
          </table:table-cell>
          <table:table-cell office:value-type="string" table:style-name="ce6">
            <text:p>Nota da competência 1</text:p>
          </table:table-cell>
          <table:table-cell table:style-name="ce12"/>
          <table:table-cell table:style-name="ce18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NU_NOTA_COMP2</text:p>
          </table:table-cell>
          <table:table-cell office:value-type="string" table:style-name="ce6">
            <text:p>Nota da competência 2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NU_NOTA_COMP3</text:p>
          </table:table-cell>
          <table:table-cell office:value-type="string" table:style-name="ce6">
            <text:p>Nota da competência 3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NU_NOTA_COMP4</text:p>
          </table:table-cell>
          <table:table-cell office:value-type="string" table:style-name="ce6">
            <text:p>Nota da competência 4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NU_NOTA_COMP5</text:p>
          </table:table-cell>
          <table:table-cell office:value-type="string" table:style-name="ce6">
            <text:p>Nota da competência 5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3">
          <table:table-cell office:value-type="string" table:style-name="ce5">
            <text:p>NU_NOTA_REDACAO</text:p>
          </table:table-cell>
          <table:table-cell office:value-type="string" table:style-name="ce6">
            <text:p>Nota da prova de redação</text:p>
          </table:table-cell>
          <table:table-cell table:style-name="ce7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30"/>
        </table:table-row>
        <table:table-row table:style-name="ro7">
          <table:table-cell office:value-type="string" table:number-columns-spanned="6" table:number-rows-spanned="1" table:style-name="ce110">
            <text:p>QUESTIONÁRIO SOCIOECONÔMICO DO ENEM<text:s/><text:span text:style-name="T2">4</text:span></text:p>
          </table:table-cell>
          <table:covered-table-cell table:number-columns-repeated="5"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2" table:style-name="ce53">
            <text:p>IN_QSE</text:p>
          </table:table-cell>
          <table:table-cell office:value-type="string" table:number-columns-spanned="1" table:number-rows-spanned="2" table:style-name="ce148">
            <text:p>Resposta ao Questionário Socioeconômico</text:p>
          </table:table-cell>
          <table:table-cell office:value-type="float" office:value="1" table:style-name="ce111">
            <text:p>1</text:p>
          </table:table-cell>
          <table:table-cell office:value-type="string" table:style-name="ce112">
            <text:p>Respondeu o questionário socioecômico</text:p>
          </table:table-cell>
          <table:table-cell office:value-type="float" office:value="1" table:number-columns-spanned="1" table:number-rows-spanned="2" table:style-name="ce149">
            <text:p>1</text:p>
          </table:table-cell>
          <table:table-cell office:value-type="string" table:number-columns-spanned="1" table:number-rows-spanned="2" table:style-name="ce5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float" office:value="0" table:style-name="ce111">
            <text:p>0</text:p>
          </table:table-cell>
          <table:table-cell office:value-type="string" table:style-name="ce112">
            <text:p>Não respondeu o questionário socioecômi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2" table:style-name="ce131">
            <text:p>Q1</text:p>
          </table:table-cell>
          <table:table-cell office:value-type="string" table:number-columns-spanned="1" table:number-rows-spanned="2" table:style-name="ce132">
            <text:p>Sexo</text:p>
          </table:table-cell>
          <table:table-cell office:value-type="string" table:style-name="ce113">
            <text:p>A</text:p>
          </table:table-cell>
          <table:table-cell office:value-type="string" table:style-name="ce114">
            <text:p>Feminino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1">
            <text:p>B</text:p>
          </table:table-cell>
          <table:table-cell office:value-type="string" table:style-name="ce115">
            <text:p>Masculin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8" table:style-name="ce131">
            <text:p>Q2</text:p>
          </table:table-cell>
          <table:table-cell office:value-type="string" table:number-columns-spanned="1" table:number-rows-spanned="8" table:style-name="ce132">
            <text:p>Ano em que nasceu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Após 1981</text:p>
          </table:table-cell>
          <table:table-cell office:value-type="float" office:value="1" table:number-columns-spanned="1" table:number-rows-spanned="8" table:style-name="ce130">
            <text:p>1</text:p>
          </table:table-cell>
          <table:table-cell office:value-type="string" table:number-columns-spanned="1" table:number-rows-spanned="8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981" table:style-name="ce117">
            <text:p>198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1980" table:style-name="ce117">
            <text:p>198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1979" table:style-name="ce117">
            <text:p>197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1978" table:style-name="ce117">
            <text:p>197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1977" table:style-name="ce117">
            <text:p>197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Entre 1973 e 197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1">
            <text:p>H</text:p>
          </table:table-cell>
          <table:table-cell office:value-type="string" table:style-name="ce117">
            <text:p>Antes de 197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2" table:style-name="ce131">
            <text:p>Q3</text:p>
          </table:table-cell>
          <table:table-cell office:value-type="string" table:number-columns-spanned="1" table:number-rows-spanned="2" table:style-name="ce132">
            <text:p>Entre que meses nasceu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Janeiro e Julho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Agosto a Dezembr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4</text:p>
          </table:table-cell>
          <table:table-cell office:value-type="string" table:number-columns-spanned="1" table:number-rows-spanned="5" table:style-name="ce132">
            <text:p>Como se consider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Branco(a).</text:p>
          </table:table-cell>
          <table:table-cell office:value-type="float" office:value="1" table:number-columns-spanned="1" table:number-rows-spanned="5" table:style-name="ce130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Pardo(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egro(a).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Amarelo(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Indígena.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5</text:p>
          </table:table-cell>
          <table:table-cell office:value-type="string" table:number-columns-spanned="1" table:number-rows-spanned="4" table:style-name="ce132">
            <text:p>Qual o estado civil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olteiro(a)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Casado(a) / mora com um(a) companheiro(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eparado(a) / divorciado(a) / desquitado(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Viúvo(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7" table:style-name="ce131">
            <text:p>Q6</text:p>
          </table:table-cell>
          <table:table-cell office:value-type="string" table:number-columns-spanned="1" table:number-rows-spanned="7" table:style-name="ce132">
            <text:p>Com quem <text:s/>mor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Com o pai e mãe</text:p>
          </table:table-cell>
          <table:table-cell office:value-type="float" office:value="1" table:number-columns-spanned="1" table:number-rows-spanned="7" table:style-name="ce127">
            <text:p>1</text:p>
          </table:table-cell>
          <table:table-cell office:value-type="string" table:number-columns-spanned="1" table:number-rows-spanned="7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ó com o pai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ó com a mã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Com parentes/amig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Com pai e mãe em nova uni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Sozinho(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8">
            <text:p>Outra situaç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7" table:style-name="ce131">
            <text:p>Q7</text:p>
          </table:table-cell>
          <table:table-cell office:value-type="string" table:number-columns-spanned="1" table:number-rows-spanned="7" table:style-name="ce132">
            <text:p>Quantidade de pessoas que moram no domicílio incluindo o candidat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Uma pessoa</text:p>
          </table:table-cell>
          <table:table-cell office:value-type="float" office:value="1" table:number-columns-spanned="1" table:number-rows-spanned="7" table:style-name="ce133">
            <text:p>1</text:p>
          </table:table-cell>
          <table:table-cell office:value-type="string" table:number-columns-spanned="1" table:number-rows-spanned="7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Duas pessoa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Três pessoa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Quatro pessoa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Cinco pessoa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Seis pessoa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Mais de seis pessoa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8</text:p>
          </table:table-cell>
          <table:table-cell office:value-type="string" table:number-columns-spanned="1" table:number-rows-spanned="5" table:style-name="ce132">
            <text:p>Quantidade de irmãos do candidato do ENEM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nho irmãos</text:p>
          </table:table-cell>
          <table:table-cell office:value-type="float" office:value="1" table:number-columns-spanned="1" table:number-rows-spanned="5" table:style-name="ce138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Um irm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Dois irmã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Três irmã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Quatro ou mais irmã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9</text:p>
          </table:table-cell>
          <table:table-cell office:value-type="string" table:number-columns-spanned="1" table:number-rows-spanned="5" table:style-name="ce132">
            <text:p>Quantidade de filhos do candidato do ENEM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nho filhos</text:p>
          </table:table-cell>
          <table:table-cell office:value-type="float" office:value="1" table:number-columns-spanned="1" table:number-rows-spanned="5" table:style-name="ce130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Um filh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Dois filh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Três filh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Quatro ou mais filh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8" table:style-name="ce131">
            <text:p>Q10</text:p>
          </table:table-cell>
          <table:table-cell office:value-type="string" table:number-columns-spanned="1" table:number-rows-spanned="8" table:style-name="ce132">
            <text:p>O grau de escolaridade do pai do candidat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unca frequentou a escola</text:p>
          </table:table-cell>
          <table:table-cell office:value-type="float" office:value="1" table:number-columns-spanned="1" table:number-rows-spanned="8" table:style-name="ce130">
            <text:p>1</text:p>
          </table:table-cell>
          <table:table-cell office:value-type="string" table:number-columns-spanned="1" table:number-rows-spanned="8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Da primeira à quarta série do ensino fundamental (antigo primário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Da quinta à oitava série do ensino fundamental (antigo ginásio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Ensino Médio (2º grau) incomplet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Ensino Médio (2º grau) complet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Ensino Superior incomplet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Ensino Superior complet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1">
            <text:p>H</text:p>
          </table:table-cell>
          <table:table-cell office:value-type="string" table:style-name="ce117">
            <text:p>Pós-graduaç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1" table:style-name="ce131">
            <text:p>Q11</text:p>
          </table:table-cell>
          <table:table-cell office:value-type="string" table:number-columns-spanned="1" table:number-rows-spanned="11" table:style-name="ce132">
            <text:p>Qual a profissão ou ocupação do pai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Trabalhador do setor de produção industrial (com registro ou carteira assinada)</text:p>
          </table:table-cell>
          <table:table-cell office:value-type="float" office:value="1" table:number-columns-spanned="1" table:number-rows-spanned="11" table:style-name="ce130">
            <text:p>1</text:p>
          </table:table-cell>
          <table:table-cell office:value-type="string" table:number-columns-spanned="1" table:number-rows-spanned="11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Trabalhador do setor primário/agricultura/pecuária/pesca (com registro ou carteira assinad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Trabalhador do setor de prestação de serviços/comércio/banco/transporte, etc. (com registro ou carteira assinad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Funcionário do setor públi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Gerente, administrador ou diretor de empresa privada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Trabalha no próprio negócio/empresa ou comércio própri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Profissional liberal, professor, técnico de nível superior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1">
            <text:p>H</text:p>
          </table:table-cell>
          <table:table-cell office:value-type="string" table:style-name="ce117">
            <text:p>Trabalhador do setor informal (sem carteira assinad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1">
            <text:p>I</text:p>
          </table:table-cell>
          <table:table-cell office:value-type="string" table:style-name="ce117">
            <text:p>Desempregad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1">
            <text:p>J</text:p>
          </table:table-cell>
          <table:table-cell office:value-type="string" table:style-name="ce117">
            <text:p>Aposentad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1">
            <text:p>L</text:p>
          </table:table-cell>
          <table:table-cell office:value-type="string" table:style-name="ce117">
            <text:p>Não sei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8" table:style-name="ce131">
            <text:p>Q12</text:p>
          </table:table-cell>
          <table:table-cell office:value-type="string" table:number-columns-spanned="1" table:number-rows-spanned="8" table:style-name="ce132">
            <text:p>O grau de escolaridade da mãe do candidat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unca frequentou a escola</text:p>
          </table:table-cell>
          <table:table-cell office:value-type="float" office:value="1" table:number-columns-spanned="1" table:number-rows-spanned="8" table:style-name="ce130">
            <text:p>1</text:p>
          </table:table-cell>
          <table:table-cell office:value-type="string" table:number-columns-spanned="1" table:number-rows-spanned="8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Da primeira à quarta série do ensino fundamental (antigo primário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Da quinta à oitava série do ensino fundamental (antigo ginásio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Ensino Médio (2º grau) incomplet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Ensino Médio (2º grau) complet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Ensino Superior incomplet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Ensino Superior complet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1">
            <text:p>H</text:p>
          </table:table-cell>
          <table:table-cell office:value-type="string" table:style-name="ce117">
            <text:p>Pós-graduaç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13</text:p>
          </table:table-cell>
          <table:table-cell office:value-type="string" table:number-columns-spanned="1" table:number-rows-spanned="12" table:style-name="ce132">
            <text:p>Qual a profissão ou ocupação da mãe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Trabalhadora do setor de produção industrial (com registro ou carteira assinada)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Trabalhadora do setor primário/agricultura/pecuária/pesca (com registro ou carteira assinad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Trabalhadora do setor de prestação de serviços/comércio/banco/transporte, etc. (com registro ou carteira assinad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Funcionária do setor públi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Gerente, administradora ou diretora de empresa privada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Trabalha no próprio negócio/empresa ou comércio própri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Profissional liberal, professora, técnica de nível superior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string" table:style-name="ce117">
            <text:p>Trabalhadora do setor informal (sem carteira assinad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string" table:style-name="ce117">
            <text:p>Desempregada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string" table:style-name="ce117">
            <text:p>Aposentada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string" table:style-name="ce117">
            <text:p>Dona de casa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string" table:style-name="ce117">
            <text:p>Não sei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6" table:style-name="ce131">
            <text:p>Q14</text:p>
          </table:table-cell>
          <table:table-cell office:value-type="string" table:number-columns-spanned="1" table:number-rows-spanned="6" table:style-name="ce132">
            <text:p>Anos que levou para concluir o ensino fundamental (1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enos de 8 anos<text:s/></text:p>
          </table:table-cell>
          <table:table-cell office:value-type="float" office:value="1" table:number-columns-spanned="1" table:number-rows-spanned="6" table:style-name="ce130">
            <text:p>1</text:p>
          </table:table-cell>
          <table:table-cell office:value-type="string" table:number-columns-spanned="1" table:number-rows-spanned="6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8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9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10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11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Mais de 11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15</text:p>
          </table:table-cell>
          <table:table-cell office:value-type="string" table:number-columns-spanned="1" table:number-rows-spanned="3" table:style-name="ce137">
            <text:p>Tipo de escola que cursou o ensino fundamental (1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omente em escola pública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Parte em escola pública e parte em escola particular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omente em escola particular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6</text:p>
          </table:table-cell>
          <table:table-cell office:value-type="string" table:number-columns-spanned="1" table:number-rows-spanned="4" table:style-name="ce132">
            <text:p>Dependência administrativa do estabelecimento que o candidato do ENEM concluiu o ensino fundamental (1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Federal<text:s/>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stadual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Municipal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Particular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8">
          <table:table-cell office:value-type="string" table:number-columns-spanned="1" table:number-rows-spanned="2" table:style-name="ce131">
            <text:p>Q17</text:p>
          </table:table-cell>
          <table:table-cell office:value-type="string" table:number-columns-spanned="1" table:number-rows-spanned="2" table:style-name="ce132">
            <text:p>Modalidade de ensino que o candidato concluiu o ensino fundamental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Ensino regular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8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nsino supletiv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7" table:style-name="ce131">
            <text:p>Q18</text:p>
          </table:table-cell>
          <table:table-cell office:value-type="string" table:number-columns-spanned="1" table:number-rows-spanned="7" table:style-name="ce132">
            <text:p>Ano de conclusão d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Vou concluí-lo no segundo semestre de 1998<text:s/></text:p>
          </table:table-cell>
          <table:table-cell office:value-type="float" office:value="1" table:number-columns-spanned="1" table:number-rows-spanned="7" table:style-name="ce130">
            <text:p>1</text:p>
          </table:table-cell>
          <table:table-cell office:value-type="string" table:number-columns-spanned="1" table:number-rows-spanned="7" table:style-name="ce14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Concluí-o no primeiro semestre de 1998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Concluí-o em 199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Concluí-o em 199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Concluí-o em 199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Concluí-o entre 1991 e 1994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Concluí-o antes de 199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6" table:style-name="ce131">
            <text:p>Q19</text:p>
          </table:table-cell>
          <table:table-cell office:value-type="string" table:number-columns-spanned="1" table:number-rows-spanned="6" table:style-name="ce132">
            <text:p>Anos que levou para concluir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enos de 3 anos<text:s/></text:p>
          </table:table-cell>
          <table:table-cell office:value-type="float" office:value="1" table:number-columns-spanned="1" table:number-rows-spanned="6" table:style-name="ce145">
            <text:p>1</text:p>
          </table:table-cell>
          <table:table-cell office:value-type="string" table:number-columns-spanned="1" table:number-rows-spanned="6" table:style-name="ce14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3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4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5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6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Mais de 6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20</text:p>
          </table:table-cell>
          <table:table-cell office:value-type="string" table:number-columns-spanned="1" table:number-rows-spanned="3" table:style-name="ce132">
            <text:p>Turno que cursou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omente no turno diurno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47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Parte no turno diurno e parte no turno noturno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omente no turno noturn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2" table:style-name="ce131">
            <text:p>Q21</text:p>
          </table:table-cell>
          <table:table-cell office:value-type="string" table:number-columns-spanned="1" table:number-rows-spanned="2" table:style-name="ce137">
            <text:p>Turno que concluirá ou concluiu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omente no turno diurno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Somente no turno noturn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22</text:p>
          </table:table-cell>
          <table:table-cell office:value-type="string" table:number-columns-spanned="1" table:number-rows-spanned="4" table:style-name="ce132">
            <text:p>Tipo de estabelecimento que concluirá ou conclui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Federal<text:s/>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stadual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Municipal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Particular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23</text:p>
          </table:table-cell>
          <table:table-cell office:value-type="string" table:number-columns-spanned="1" table:number-rows-spanned="3" table:style-name="ce132">
            <text:p>Tipo de escola que cursou o ensino médio (2º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omente em escola pública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Parte em escola pública e parte em escola particular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omente em escola particular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8">
          <table:table-cell office:value-type="string" table:number-columns-spanned="1" table:number-rows-spanned="2" table:style-name="ce131">
            <text:p>Q24</text:p>
          </table:table-cell>
          <table:table-cell office:value-type="string" table:number-columns-spanned="1" table:number-rows-spanned="2" table:style-name="ce132">
            <text:p>Modalidade de ensino que o candidato concluiu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Ensino regular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9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nsino supletiv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8">
          <table:table-cell office:value-type="string" table:number-columns-spanned="1" table:number-rows-spanned="2" table:style-name="ce131">
            <text:p>Q25</text:p>
          </table:table-cell>
          <table:table-cell office:value-type="string" table:number-columns-spanned="1" table:number-rows-spanned="2" table:style-name="ce132">
            <text:p>Fez curso/atividade: de língua estrangeira fora da escola durante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8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8">
          <table:table-cell office:value-type="string" table:number-columns-spanned="1" table:number-rows-spanned="2" table:style-name="ce131">
            <text:p>Q26</text:p>
          </table:table-cell>
          <table:table-cell office:value-type="string" table:number-columns-spanned="1" table:number-rows-spanned="2" table:style-name="ce132">
            <text:p>Fez curso/atividade: de computação ou informática fora da escola durante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9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8">
          <table:table-cell office:value-type="string" table:number-columns-spanned="1" table:number-rows-spanned="2" table:style-name="ce131">
            <text:p>Q27</text:p>
          </table:table-cell>
          <table:table-cell office:value-type="string" table:number-columns-spanned="1" table:number-rows-spanned="2" table:style-name="ce132">
            <text:p>Fez curso/atividade: de instrumento musical fora da escola durante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0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0">
          <table:table-cell office:value-type="string" table:number-columns-spanned="1" table:number-rows-spanned="2" table:style-name="ce131">
            <text:p>Q28</text:p>
          </table:table-cell>
          <table:table-cell office:value-type="string" table:number-columns-spanned="1" table:number-rows-spanned="2" table:style-name="ce132">
            <text:p>Fez curso/atividade: ginastica, esportes fora da escola durante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8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8">
          <table:table-cell office:value-type="string" table:number-columns-spanned="1" table:number-rows-spanned="2" table:style-name="ce131">
            <text:p>Q29</text:p>
          </table:table-cell>
          <table:table-cell office:value-type="string" table:number-columns-spanned="1" table:number-rows-spanned="2" table:style-name="ce132">
            <text:p>Fez curso/atividade: artes plásticas em geral fora da escola durante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0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0">
          <table:table-cell office:value-type="string" table:number-columns-spanned="1" table:number-rows-spanned="2" table:style-name="ce131">
            <text:p>Q30</text:p>
          </table:table-cell>
          <table:table-cell office:value-type="string" table:number-columns-spanned="1" table:number-rows-spanned="2" table:style-name="ce132">
            <text:p>Fez curso preparatório para o vestibular (cursinho) fora da escola durante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0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8">
          <table:table-cell office:value-type="string" table:number-columns-spanned="1" table:number-rows-spanned="2" table:style-name="ce131">
            <text:p>Q31</text:p>
          </table:table-cell>
          <table:table-cell office:value-type="string" table:number-columns-spanned="1" table:number-rows-spanned="2" table:style-name="ce132">
            <text:p>Fez outra atividade ou curso l fora da escola durante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0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29">
            <text:p>Q32</text:p>
          </table:table-cell>
          <table:table-cell office:value-type="string" table:number-columns-spanned="1" table:number-rows-spanned="3" table:style-name="ce126">
            <text:p>Com que frequência lê jornais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Á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33</text:p>
          </table:table-cell>
          <table:table-cell office:value-type="string" table:number-columns-spanned="1" table:number-rows-spanned="3" table:style-name="ce132">
            <text:p>Com que frequência lê revistas de informação geral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Á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34</text:p>
          </table:table-cell>
          <table:table-cell office:value-type="string" table:number-columns-spanned="1" table:number-rows-spanned="3" table:style-name="ce132">
            <text:p>Com que frequência lê revistas de humor / quadrinhos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Á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35</text:p>
          </table:table-cell>
          <table:table-cell office:value-type="string" table:number-columns-spanned="1" table:number-rows-spanned="3" table:style-name="ce132">
            <text:p>Com que frequência lê revistas científicas (Ciência Hoje, Super Interessante, etc.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Á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36</text:p>
          </table:table-cell>
          <table:table-cell office:value-type="string" table:number-columns-spanned="1" table:number-rows-spanned="3" table:style-name="ce132">
            <text:p>Com que frequência lê romances, livros de ficçã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Á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37</text:p>
          </table:table-cell>
          <table:table-cell office:value-type="string" table:number-columns-spanned="1" table:number-rows-spanned="3" table:style-name="ce132">
            <text:p>O quanto é importante para o candidato ser um sucesso na sua carreira ou no seu trabalh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uito important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em um pouco 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38</text:p>
          </table:table-cell>
          <table:table-cell office:value-type="string" table:number-columns-spanned="1" table:number-rows-spanned="3" table:style-name="ce132">
            <text:p>O quanto é importante para o candidato ter um bom trabalho ou uma boa profissã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uito important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em um pouco 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39</text:p>
          </table:table-cell>
          <table:table-cell office:value-type="string" table:number-columns-spanned="1" table:number-rows-spanned="3" table:style-name="ce132">
            <text:p>O quanto é importante para o candidato <text:s/>ter um diploma universitári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uito important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em um pouco 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40</text:p>
          </table:table-cell>
          <table:table-cell office:value-type="string" table:number-columns-spanned="1" table:number-rows-spanned="3" table:style-name="ce132">
            <text:p>O quanto é importante para o candidato conseguir um empreg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uito important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em um pouco 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41</text:p>
          </table:table-cell>
          <table:table-cell office:value-type="string" table:number-columns-spanned="1" table:number-rows-spanned="3" table:style-name="ce132">
            <text:p>O quanto é importante para o candidato ganhar um bom salári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uito important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em um pouco 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42</text:p>
          </table:table-cell>
          <table:table-cell office:value-type="string" table:number-columns-spanned="1" table:number-rows-spanned="3" table:style-name="ce132">
            <text:p>O quanto é importante para o candidato construir uma família, ter filhos? (se ainda não tem sua própria família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uito important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em um pouco 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43</text:p>
          </table:table-cell>
          <table:table-cell office:value-type="string" table:number-columns-spanned="1" table:number-rows-spanned="3" table:style-name="ce132">
            <text:p>O quanto é importante para o candidato encontrar um(a) parceiro(a) e casar? (se ainda não é casado <text:s/>ou casada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uito important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em um pouco 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44</text:p>
          </table:table-cell>
          <table:table-cell office:value-type="string" table:number-columns-spanned="1" table:number-rows-spanned="5" table:style-name="ce132">
            <text:p>Ao concluir o ensino médio (2° grau), o candidato do ENEM considera que terá oportunidade de conseguir um empreg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sei</text:p>
          </table:table-cell>
          <table:table-cell office:value-type="float" office:value="1" table:number-columns-spanned="1" table:number-rows-spanned="5" table:style-name="ce130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Já consegui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Bo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Pouc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Nenhuma oportunidad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45</text:p>
          </table:table-cell>
          <table:table-cell office:value-type="string" table:number-columns-spanned="1" table:number-rows-spanned="5" table:style-name="ce132">
            <text:p>Ao concluir o ensino médio (2° grau), o candidato do ENEM considera que terá oportunidade de utilizar no trabalho ou na profissão as habilidades que <text:s text:c="2"/>desenvolveu n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sei</text:p>
          </table:table-cell>
          <table:table-cell office:value-type="float" office:value="1" table:number-columns-spanned="1" table:number-rows-spanned="5" table:style-name="ce130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Já consegui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Bo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Pouc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Nenhuma oportunidad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46</text:p>
          </table:table-cell>
          <table:table-cell office:value-type="string" table:number-columns-spanned="1" table:number-rows-spanned="5" table:style-name="ce132">
            <text:p>Ao concluir o ensino médio (2° grau), o candidato do ENEM considera que terá oportunidade de ganhar um bom salári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sei</text:p>
          </table:table-cell>
          <table:table-cell office:value-type="float" office:value="1" table:number-columns-spanned="1" table:number-rows-spanned="5" table:style-name="ce130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Já consegui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Bo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Pouc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Nenhuma oportunidad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47</text:p>
          </table:table-cell>
          <table:table-cell office:value-type="string" table:number-columns-spanned="1" table:number-rows-spanned="5" table:style-name="ce132">
            <text:p>Ao concluir o ensino médio (2° grau), o candidato do ENEM considera que terá oportunidade de <text:s/>ser um sucesso no trabalho ou na profissã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sei</text:p>
          </table:table-cell>
          <table:table-cell office:value-type="float" office:value="1" table:number-columns-spanned="1" table:number-rows-spanned="5" table:style-name="ce130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Já consegui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Bo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Pouc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Nenhuma oportunidad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48</text:p>
          </table:table-cell>
          <table:table-cell office:value-type="string" table:number-columns-spanned="1" table:number-rows-spanned="5" table:style-name="ce132">
            <text:p>Ao concluir o ensino médio (2° grau), o candidato do ENEM considera que terá oportunidade de trabalhar por conta própria/abrir seu próprio negóci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sei</text:p>
          </table:table-cell>
          <table:table-cell office:value-type="float" office:value="1" table:number-columns-spanned="1" table:number-rows-spanned="5" table:style-name="ce130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Já consegui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Bo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Pouc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Nenhuma oportunidad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49</text:p>
          </table:table-cell>
          <table:table-cell office:value-type="string" table:number-columns-spanned="1" table:number-rows-spanned="5" table:style-name="ce132">
            <text:p>Em relação a sua experiência educacional em todo o período do ensino médio (2° grau), o candidato do ENEM se sente: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sei</text:p>
          </table:table-cell>
          <table:table-cell office:value-type="float" office:value="1" table:number-columns-spanned="1" table:number-rows-spanned="5" table:style-name="ce130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Já consegui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Bo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Pouca oportunidad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Nenhuma oportunidad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41">
            <text:p>Q50</text:p>
          </table:table-cell>
          <table:table-cell office:value-type="string" table:number-columns-spanned="1" table:number-rows-spanned="4" table:style-name="ce142">
            <text:p>Você continuará seus estudos ou seu trabalho utilizando o conhecimento teórico e prático recebido n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<text:s/></text:p>
          </table:table-cell>
          <table:table-cell office:value-type="float" office:value="1" table:number-columns-spanned="1" table:number-rows-spanned="4" table:style-name="ce14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Preferencialmente não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Talvez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Certame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table-cell office:value-type="string" table:number-columns-spanned="1" table:number-rows-spanned="3" table:style-name="ce131">
            <text:p>Q51</text:p>
          </table:table-cell>
          <table:table-cell office:value-type="string" table:number-columns-spanned="1" table:number-rows-spanned="3" table:style-name="ce132">
            <text:p>Ao terminar o ensino médio (2° grau) o candidato do ENEM se considera capacitado(a) para desenvolver uma carreira ou um trabalho na sociedade moderna utilizando os conhecimentos de informática adquiridos na escola;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im, na escola obtive algum conhecimento de informática e uso de computadores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Sim, mas obtive os conhecimentos de informática fora da escola regular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20">
            <text:p>Não, nunca tive acesso ao conhecimento de computadores e informática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table-cell office:value-type="string" table:number-columns-spanned="1" table:number-rows-spanned="3" table:style-name="ce131">
            <text:p>Q52</text:p>
          </table:table-cell>
          <table:table-cell office:value-type="string" table:number-columns-spanned="1" table:number-rows-spanned="3" table:style-name="ce132">
            <text:p>Ao terminar o ensino médio (2° grau) o candidato do ENEM se considera capacitado(a) para desenvolver uma carreira ou um trabalho na sociedade moderna utilizando os de língua estrangeira adquiridos na escola:</text:p>
          </table:table-cell>
          <table:table-cell office:value-type="string" table:style-name="ce116">
            <text:p>A</text:p>
          </table:table-cell>
          <table:table-cell office:value-type="string" table:style-name="ce119">
            <text:p>Sim, na escola obtive algum conhecimento de informática e uso de computadores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0">
            <text:p>Sim, mas obtive os conhecimentos de informática fora da escola regular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20">
            <text:p>Não, nunca tive acesso ao conhecimento de computadores e informática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53</text:p>
          </table:table-cell>
          <table:table-cell office:value-type="string" table:number-columns-spanned="1" table:number-rows-spanned="4" table:style-name="ce132">
            <text:p>Ao concluir o ensino médio (2° grau) o candidato do ENEM pretende procurar um emprego e trabalhar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pretend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ediatamente após estar formad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o decorrer dos próximos 1 ou 2 a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um futuro mais dis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54</text:p>
          </table:table-cell>
          <table:table-cell office:value-type="string" table:number-columns-spanned="1" table:number-rows-spanned="4" table:style-name="ce132">
            <text:p>Ao concluir o ensino médio (2° grau) o candidato do ENEM pretende prestar vestibular e continuar os estudos no ensino superior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pretend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ediatamente após estar formad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o decorrer dos próximos 1 ou 2 a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um futuro mais dis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55</text:p>
          </table:table-cell>
          <table:table-cell office:value-type="string" table:number-columns-spanned="1" table:number-rows-spanned="4" table:style-name="ce132">
            <text:p>Ao concluir o ensino médio (2° grau) o candidato do ENEM pretende fazer curso(s) profissionalizante(s) e me preparar para o trabalh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pretend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ediatamente após estar formad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o decorrer dos próximos 1 ou 2 a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um futuro mais dis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56</text:p>
          </table:table-cell>
          <table:table-cell office:value-type="string" table:number-columns-spanned="1" table:number-rows-spanned="4" table:style-name="ce132">
            <text:p>Ao concluir o ensino médio (2° grau) o candidato do ENEM pretende trabalhar por conta própria/trabalhar em negócio da famíli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pretend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ediatamente após estar formad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o decorrer dos próximos 1 ou 2 a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um futuro mais dis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57</text:p>
          </table:table-cell>
          <table:table-cell office:value-type="string" table:number-columns-spanned="1" table:number-rows-spanned="4" table:style-name="ce132">
            <text:p>Ao concluir o ensino médio (2° grau) o candidato do ENEM pretende constituir uma família/encontrar um(a) companheiro(a) e casar/casar e ter filhos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pretend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ediatamente após estar formad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o decorrer dos próximos 1 ou 2 a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um futuro mais dis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58</text:p>
          </table:table-cell>
          <table:table-cell office:value-type="string" table:number-columns-spanned="1" table:number-rows-spanned="4" table:style-name="ce132">
            <text:p>Você considera que conhece suficientemente a atividade de trabalho que você escolheu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muit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Conheço razoavelment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Conheço pou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 conheço nada sobre essa atividad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59</text:p>
          </table:table-cell>
          <table:table-cell office:value-type="string" table:number-columns-spanned="1" table:number-rows-spanned="4" table:style-name="ce132">
            <text:p>Você considera que desenvolveu no ensino médio (2º grau) as habilidades e técnicas necessárias para trabalhar na atividade que você escolheu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Adquiri-as razoavelmente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Adquiri alguma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 adquiri nenhuma habilidade ou técnica necessárias a essa atividad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60</text:p>
          </table:table-cell>
          <table:table-cell office:value-type="string" table:number-columns-spanned="1" table:number-rows-spanned="4" table:style-name="ce132">
            <text:p>O quanto é importante para o candidato estar formando ou ter-se formado n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uito importante<text:s/></text:p>
          </table:table-cell>
          <table:table-cell office:value-type="float" office:value="1" table:number-columns-spanned="1" table:number-rows-spanned="4" table:style-name="ce14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Importante<text:s text:c="2"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Pouco 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em um pouco important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table-cell office:value-type="string" table:number-columns-spanned="1" table:number-rows-spanned="2" table:style-name="ce131">
            <text:p>Q61</text:p>
          </table:table-cell>
          <table:table-cell office:value-type="string" table:number-columns-spanned="1" table:number-rows-spanned="2" table:style-name="ce132">
            <text:p>A obtenção de um certificado de conclusão de curso/obtenção de um diploma foi uma contribuição do ensino médio (2° Grau) para a sua vida pessoal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4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table-cell office:value-type="string" table:number-columns-spanned="1" table:number-rows-spanned="2" table:style-name="ce131">
            <text:p>Q62</text:p>
          </table:table-cell>
          <table:table-cell office:value-type="string" table:number-columns-spanned="1" table:number-rows-spanned="2" table:style-name="ce132">
            <text:p>Formação básica necessária para obter um emprego melhor <text:s/>foi uma contribuição do ensino médio (2° Grau) para a sua vida pessoal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4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table-cell office:value-type="string" table:number-columns-spanned="1" table:number-rows-spanned="2" table:style-name="ce131">
            <text:p>Q63</text:p>
          </table:table-cell>
          <table:table-cell office:value-type="string" table:number-columns-spanned="1" table:number-rows-spanned="2" table:style-name="ce132">
            <text:p>Formação básica necessária para obter um emprego melhor <text:s/>foi uma contribuição do ensino médio (2° Grau) para a sua vida pessoal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4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table-cell office:value-type="string" table:number-columns-spanned="1" table:number-rows-spanned="2" table:style-name="ce131">
            <text:p>Q64</text:p>
          </table:table-cell>
          <table:table-cell office:value-type="string" table:number-columns-spanned="1" table:number-rows-spanned="2" table:style-name="ce132">
            <text:p>À aquisição de cultura geral/ampliação de minha formação pessoal <text:s/>foi uma contribuição do ensino médio (2° Grau) para a sua vida pessoal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4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table-cell office:value-type="string" table:number-columns-spanned="1" table:number-rows-spanned="2" table:style-name="ce131">
            <text:p>Q65</text:p>
          </table:table-cell>
          <table:table-cell office:value-type="string" table:number-columns-spanned="1" table:number-rows-spanned="2" table:style-name="ce132">
            <text:p>À formação básica necessária para continuar os estudos em uma universidade/faculdade <text:s/>foi uma contribuição do ensino médio (2° Grau) para a sua vida pessoal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4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8">
          <table:table-cell office:value-type="string" table:number-columns-spanned="1" table:number-rows-spanned="2" table:style-name="ce131">
            <text:p>Q66</text:p>
          </table:table-cell>
          <table:table-cell office:value-type="string" table:number-columns-spanned="1" table:number-rows-spanned="2" table:style-name="ce132">
            <text:p>Fazer muitos amigos/conhecer várias pessoas foi uma contribuição do ensino médio (2° Grau) para a sua vida pessoal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4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8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1">
          <table:table-cell office:value-type="string" table:number-columns-spanned="1" table:number-rows-spanned="2" table:style-name="ce131">
            <text:p>Q67</text:p>
          </table:table-cell>
          <table:table-cell office:value-type="string" table:number-columns-spanned="1" table:number-rows-spanned="2" table:style-name="ce132">
            <text:p>Atender a expectativa de meus pais em relação a meus estudos <text:s/>foi uma contribuição do ensino médio (2° Grau) para a sua vida pessoal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4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1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29">
            <text:p>Q68</text:p>
          </table:table-cell>
          <table:table-cell office:value-type="string" table:number-columns-spanned="1" table:number-rows-spanned="3" table:style-name="ce126">
            <text:p>Você tem amigos que usam drogas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amigos próximos.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amigos distantes.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.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69</text:p>
          </table:table-cell>
          <table:table-cell office:value-type="string" table:number-columns-spanned="1" table:number-rows-spanned="4" table:style-name="ce132">
            <text:p>Você se interessa <text:s/>em acompanhar a politica 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muit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mais ou me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ó um pou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, não me interes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70</text:p>
          </table:table-cell>
          <table:table-cell office:value-type="string" table:number-columns-spanned="1" table:number-rows-spanned="4" table:style-name="ce132">
            <text:p>Você se interessa <text:s/>em <text:s/>acompanhar esportes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muit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mais ou me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ó um pou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, não me interes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71</text:p>
          </table:table-cell>
          <table:table-cell office:value-type="string" table:number-columns-spanned="1" table:number-rows-spanned="4" table:style-name="ce132">
            <text:p>Você se interessa <text:s/>em <text:s/>acompanhar assuntos econômicos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muit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mais ou me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ó um pou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, não me interes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72</text:p>
          </table:table-cell>
          <table:table-cell office:value-type="string" table:number-columns-spanned="1" table:number-rows-spanned="4" table:style-name="ce132">
            <text:p>Você se interessa <text:s/>em acompanhar assuntos de moda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muit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mais ou me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ó um pou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, não me interes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73</text:p>
          </table:table-cell>
          <table:table-cell office:value-type="string" table:number-columns-spanned="1" table:number-rows-spanned="4" table:style-name="ce132">
            <text:p>Você se interessa <text:s/>em acompanhar atividades culturais, como teatro, pintura, arte, etc.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muit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mais ou me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ó um pou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, não me interes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74</text:p>
          </table:table-cell>
          <table:table-cell office:value-type="string" table:number-columns-spanned="1" table:number-rows-spanned="4" table:style-name="ce132">
            <text:p>Você se interessa <text:s/>em <text:s/>acompanhar questões sobre comportamento sexual, como a AIDS, a gravidez indesejada etc.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muit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mais ou me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ó um pou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, não me interes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75</text:p>
          </table:table-cell>
          <table:table-cell office:value-type="string" table:number-columns-spanned="1" table:number-rows-spanned="4" table:style-name="ce132">
            <text:p>Você se interessa <text:s/>em acompanhar questões sobre o meio ambiente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muit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mais ou me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ó um pou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, não me interes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76</text:p>
          </table:table-cell>
          <table:table-cell office:value-type="string" table:number-columns-spanned="1" table:number-rows-spanned="4" table:style-name="ce132">
            <text:p>Você se interessa <text:s/>em <text:s/>questões sociais, como pobreza, o desemprego, a violência etc.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muit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mais ou menos<text:s/>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Só um pou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, não me interes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29">
            <text:p>Q77</text:p>
          </table:table-cell>
          <table:table-cell office:value-type="string" table:number-columns-spanned="1" table:number-rows-spanned="3" table:style-name="ce126">
            <text:p>Você frequenta ou participa: igreja ou grupo religios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à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8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29">
            <text:p>Q78</text:p>
          </table:table-cell>
          <table:table-cell office:value-type="string" table:number-columns-spanned="1" table:number-rows-spanned="3" table:style-name="ce126">
            <text:p>Você frequenta ou participa: <text:s/>partido político ou movimento social.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à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8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29">
            <text:p>Q79</text:p>
          </table:table-cell>
          <table:table-cell office:value-type="string" table:number-columns-spanned="1" table:number-rows-spanned="3" table:style-name="ce126">
            <text:p>Você frequenta ou participa: sindicato ou associação profissional.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à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8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29">
            <text:p>Q80</text:p>
          </table:table-cell>
          <table:table-cell office:value-type="string" table:number-columns-spanned="1" table:number-rows-spanned="3" table:style-name="ce126">
            <text:p>Você frequenta ou participa: <text:s/>grupo de bairro ou associação comunitári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à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8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29">
            <text:p>Q81</text:p>
          </table:table-cell>
          <table:table-cell office:value-type="string" table:number-columns-spanned="1" table:number-rows-spanned="3" table:style-name="ce126">
            <text:p>Você frequenta ou participa: clube recreativo ou associação esportiva.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à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8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29">
            <text:p>Q82</text:p>
          </table:table-cell>
          <table:table-cell office:value-type="string" table:number-columns-spanned="1" table:number-rows-spanned="3" table:style-name="ce126">
            <text:p>Você frequenta ou participa: <text:s/>grêmio estudantil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sempre<text:s/>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às veze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8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83</text:p>
          </table:table-cell>
          <table:table-cell office:value-type="string" table:number-columns-spanned="1" table:number-rows-spanned="12" table:style-name="ce132">
            <text:p>Qual o grau de importâncias dessa atividade em sua vida? (onde 1 é o mais importante e 12 o menos importante) – Estudar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84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Trabalhar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85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Conviver com os amigos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86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Estar com a família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87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Ter um envolvimento amoroso, namorar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88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Programas culturais, ir ao teatro, ao cinema, etc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89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Escutar rádio, assistir televisão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90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Ir a festas, bares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5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91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Ler livros de ficção, romances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92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Fazer algum trabalho para a comunidade, ajudar as pessoas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93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Praticar esportes, fazer ginástica, cuidar do físico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12" table:style-name="ce131">
            <text:p>Q94</text:p>
          </table:table-cell>
          <table:table-cell office:value-type="string" table:number-columns-spanned="1" table:number-rows-spanned="12" table:style-name="ce139">
            <text:p>Qual o grau de importâncias dessa atividade em sua vida? (onde 1 é o mais importante e 12 o menos importante) – Ter uma atividade política, participar de movimentos ou partidos.</text:p>
          </table:table-cell>
          <table:table-cell office:value-type="string" table:style-name="ce116">
            <text:p>A</text:p>
          </table:table-cell>
          <table:table-cell office:value-type="float" office:value="1" table:style-name="ce121">
            <text:p>1</text:p>
          </table:table-cell>
          <table:table-cell office:value-type="float" office:value="1" table:number-columns-spanned="1" table:number-rows-spanned="12" table:style-name="ce130">
            <text:p>1</text:p>
          </table:table-cell>
          <table:table-cell office:value-type="string" table:number-columns-spanned="1" table:number-rows-spanned="1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2" table:style-name="ce121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3" table:style-name="ce121">
            <text:p>3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float" office:value="4" table:style-name="ce121">
            <text:p>4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float" office:value="5" table:style-name="ce121">
            <text:p>5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float" office:value="6" table:style-name="ce120">
            <text:p>6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float" office:value="7" table:style-name="ce120">
            <text:p>7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float" office:value="8" table:style-name="ce121">
            <text:p>8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I</text:p>
          </table:table-cell>
          <table:table-cell office:value-type="float" office:value="9" table:style-name="ce121">
            <text:p>9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J</text:p>
          </table:table-cell>
          <table:table-cell office:value-type="float" office:value="10" table:style-name="ce121">
            <text:p>10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L</text:p>
          </table:table-cell>
          <table:table-cell office:value-type="float" office:value="11" table:style-name="ce121">
            <text:p>1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M</text:p>
          </table:table-cell>
          <table:table-cell office:value-type="float" office:value="12" table:style-name="ce121">
            <text:p>1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95</text:p>
          </table:table-cell>
          <table:table-cell office:value-type="string" table:number-columns-spanned="1" table:number-rows-spanned="5" table:style-name="ce132">
            <text:p>Trabalha, ou já trabalhou, ganhando algum salário ou rendimento durante o ensino médio (2° grau)</text:p>
          </table:table-cell>
          <table:table-cell office:value-type="string" table:style-name="ce116">
            <text:p>A</text:p>
          </table:table-cell>
          <table:table-cell office:value-type="string" table:style-name="ce121">
            <text:p>Sim, trabalhei durante todo o curso (até 20 horas semanais)</text:p>
          </table:table-cell>
          <table:table-cell office:value-type="float" office:value="1" table:number-columns-spanned="1" table:number-rows-spanned="5" table:style-name="ce127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1">
            <text:p>Sim, trabalhei durante todo o curso (de 21 a 30 horas semanais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21">
            <text:p>Sim, trabalhei durante todo o curso (de 31 a 40 horas semanais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21">
            <text:p>Sim, mas trabalhei apenas durante alguns períod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21">
            <text:p>Não trabalhei durante esse temp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96</text:p>
          </table:table-cell>
          <table:table-cell office:value-type="string" table:number-columns-spanned="1" table:number-rows-spanned="4" table:style-name="ce132">
            <text:p>Caso o candidato tenha trabalhado durante o ensino médio (2° grau), com que idade ele começou a exercer atividade remunerad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Antes dos 14 anos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ntre 14 e 16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Entre 17 e 18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Após os 18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2" table:style-name="ce131">
            <text:p>Q97</text:p>
          </table:table-cell>
          <table:table-cell office:value-type="string" table:number-columns-spanned="1" table:number-rows-spanned="2" table:style-name="ce132">
            <text:p>Você está trabalhando atualmente?</text:p>
          </table:table-cell>
          <table:table-cell office:value-type="string" table:style-name="ce116">
            <text:p>A</text:p>
          </table:table-cell>
          <table:table-cell office:value-type="string" table:style-name="ce121">
            <text:p>Sim</text:p>
          </table:table-cell>
          <table:table-cell office:value-type="float" office:value="1" table:number-columns-spanned="1" table:number-rows-spanned="2" table:style-name="ce138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21">
            <text:p>Não, estou desempregado/estou procurando empreg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7" table:style-name="ce131">
            <text:p>Q98</text:p>
          </table:table-cell>
          <table:table-cell office:value-type="string" table:number-columns-spanned="1" table:number-rows-spanned="7" table:style-name="ce132">
            <text:p>Se você está trabalhando atualmente, qual é a sua renda ou o seu salário mensal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Até 1 salário mínimo (até R$130,00)</text:p>
          </table:table-cell>
          <table:table-cell office:value-type="float" office:value="1" table:number-columns-spanned="1" table:number-rows-spanned="7" table:style-name="ce130">
            <text:p>1</text:p>
          </table:table-cell>
          <table:table-cell office:value-type="string" table:number-columns-spanned="1" table:number-rows-spanned="7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ntre 1 e 2 salários mínimos (entre R$131,00 e R$26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De 2 a 5 salários mínimos (de R$261,00 a R$65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De 5 a 10 salário mínimos (de R$651,00 a R$1.3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De 10 a 30 salários mínimos (de R$1.301,00 a R$3.9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De 30 a 50 salários mínimos (de R$3.901,00 a R$6.5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Mais de 50 salários mínimos (mais de R$6.5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99</text:p>
          </table:table-cell>
          <table:table-cell office:value-type="string" table:number-columns-spanned="1" table:number-rows-spanned="3" table:style-name="ce132">
            <text:p>Você continuou seus estudos depois de ter concluído o ensino médio (2º Grau)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estou estudando no momento atual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mas não estou estudando no momento atual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.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2">
          <table:table-cell office:value-type="string" table:number-columns-spanned="1" table:number-rows-spanned="2" table:style-name="ce131">
            <text:p>Q100</text:p>
          </table:table-cell>
          <table:table-cell office:value-type="string" table:number-columns-spanned="1" table:number-rows-spanned="2" table:style-name="ce137">
            <text:p>Se você está estudando no momento atual, você está desenvolvendo/frequentando: curso de especialização/curso técnic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2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3">
          <table:table-cell office:value-type="string" table:number-columns-spanned="1" table:number-rows-spanned="2" table:style-name="ce131">
            <text:p>Q101</text:p>
          </table:table-cell>
          <table:table-cell office:value-type="string" table:number-columns-spanned="1" table:number-rows-spanned="2" table:style-name="ce137">
            <text:p>Se você está estudando no momento atual, você está desenvolvendo/frequentando: <text:s/>curso preparatório para vestibular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3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4">
          <table:table-cell office:value-type="string" table:number-columns-spanned="1" table:number-rows-spanned="2" table:style-name="ce131">
            <text:p>Q102</text:p>
          </table:table-cell>
          <table:table-cell office:value-type="string" table:number-columns-spanned="1" table:number-rows-spanned="2" table:style-name="ce137">
            <text:p>Se você está estudando no momento atual, você está desenvolvendo/frequentando: curso superior/universidade/faculdade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4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3">
          <table:table-cell office:value-type="string" table:number-columns-spanned="1" table:number-rows-spanned="2" table:style-name="ce131">
            <text:p>Q103</text:p>
          </table:table-cell>
          <table:table-cell office:value-type="string" table:number-columns-spanned="1" table:number-rows-spanned="2" table:style-name="ce137">
            <text:p>Se você está estudando no momento atual, você está desenvolvendo/frequentando: curso de línguas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3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3">
          <table:table-cell office:value-type="string" table:number-columns-spanned="1" table:number-rows-spanned="2" table:style-name="ce131">
            <text:p>Q104</text:p>
          </table:table-cell>
          <table:table-cell office:value-type="string" table:number-columns-spanned="1" table:number-rows-spanned="2" table:style-name="ce137">
            <text:p>Se você está estudando no momento atual, você está desenvolvendo/frequentando: curso de computaçã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5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9">
          <table:table-cell office:value-type="string" table:number-columns-spanned="1" table:number-rows-spanned="2" table:style-name="ce131">
            <text:p>Q105</text:p>
          </table:table-cell>
          <table:table-cell office:value-type="string" table:number-columns-spanned="1" table:number-rows-spanned="2" table:style-name="ce137">
            <text:p>Se você está estudando no momento atual, você está desenvolvendo/frequentando: outro curs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0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6">
          <table:table-cell office:value-type="string" table:number-columns-spanned="1" table:number-rows-spanned="2" table:style-name="ce131">
            <text:p>Q106</text:p>
          </table:table-cell>
          <table:table-cell office:value-type="string" table:number-columns-spanned="1" table:number-rows-spanned="2" table:style-name="ce137">
            <text:p>Se você está estudando no momento atual, mas continuou seus estudos depois de ter concluído o ensino médio (2º Grau), você está desenvolvendo: curso de especialização/curso técnic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7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8">
          <table:table-cell office:value-type="string" table:number-columns-spanned="1" table:number-rows-spanned="2" table:style-name="ce131">
            <text:p>Q107</text:p>
          </table:table-cell>
          <table:table-cell office:value-type="string" table:number-columns-spanned="1" table:number-rows-spanned="2" table:style-name="ce137">
            <text:p>Se você está estudando no momento atual, mas continuou seus estudos depois de ter concluído o ensino médio (2º Grau), você está desenvolvendo: curso preparatório para vestibular, mas não ingressei no <text:s/>curso superior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8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9">
          <table:table-cell office:value-type="string" table:number-columns-spanned="1" table:number-rows-spanned="2" table:style-name="ce131">
            <text:p>Q108</text:p>
          </table:table-cell>
          <table:table-cell office:value-type="string" table:number-columns-spanned="1" table:number-rows-spanned="2" table:style-name="ce137">
            <text:p>Se você está estudando no momento atual, mas continuou seus estudos depois de ter concluído o ensino médio (2º Grau), você está desenvolvendo: Ingressou no curso superior/universidade/faculdade e me formei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9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9">
          <table:table-cell office:value-type="string" table:number-columns-spanned="1" table:number-rows-spanned="2" table:style-name="ce131">
            <text:p>Q109</text:p>
          </table:table-cell>
          <table:table-cell office:value-type="string" table:number-columns-spanned="1" table:number-rows-spanned="2" table:style-name="ce137">
            <text:p>Ingressou no curso superior/universidade/faculdade, mas não <text:s/>me formei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9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2">
          <table:table-cell office:value-type="string" table:number-columns-spanned="1" table:number-rows-spanned="2" table:style-name="ce131">
            <text:p>Q110</text:p>
          </table:table-cell>
          <table:table-cell office:value-type="string" table:number-columns-spanned="1" table:number-rows-spanned="2" table:style-name="ce137">
            <text:p>Se você está estudando no momento atual, mas continuou seus estudos depois de ter concluído o ensino médio (2º Grau), você está desenvolvendo: <text:s/>curso de língua estrangeir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2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20">
          <table:table-cell office:value-type="string" table:number-columns-spanned="1" table:number-rows-spanned="2" table:style-name="ce131">
            <text:p>Q111</text:p>
          </table:table-cell>
          <table:table-cell office:value-type="string" table:number-columns-spanned="1" table:number-rows-spanned="2" table:style-name="ce137">
            <text:p>Se você está estudando no momento atual, mas continuou seus estudos depois de ter concluído o ensino médio (2º Grau), você está desenvolvendo: <text:s/>curso de computação ou informátic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2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17">
          <table:table-cell office:value-type="string" table:number-columns-spanned="1" table:number-rows-spanned="2" table:style-name="ce131">
            <text:p>Q112</text:p>
          </table:table-cell>
          <table:table-cell office:value-type="string" table:number-columns-spanned="1" table:number-rows-spanned="2" table:style-name="ce137">
            <text:p>Se você está estudando no momento atual, mas continuou seus estudos depois de ter concluído o ensino médio (2º Grau), você está desenvolvendo: outro curs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1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2" table:style-name="ce131">
            <text:p>Q113</text:p>
          </table:table-cell>
          <table:table-cell office:value-type="string" table:number-columns-spanned="1" table:number-rows-spanned="2" table:style-name="ce132">
            <text:p>Você está trabalhando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2" table:style-name="ce130">
            <text:p>1</text:p>
          </table:table-cell>
          <table:table-cell office:value-type="string" table:number-columns-spanned="1" table:number-rows-spanned="2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8" table:style-name="ce131">
            <text:p>Q114</text:p>
          </table:table-cell>
          <table:table-cell office:value-type="string" table:number-columns-spanned="1" table:number-rows-spanned="8" table:style-name="ce132">
            <text:p>Se está trabalhando, qual é a sua atividade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Trabalhador do setor de produção industrial</text:p>
          </table:table-cell>
          <table:table-cell office:value-type="float" office:value="1" table:number-columns-spanned="1" table:number-rows-spanned="8" table:style-name="ce130">
            <text:p>1</text:p>
          </table:table-cell>
          <table:table-cell office:value-type="string" table:number-columns-spanned="1" table:number-rows-spanned="8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Trabalhador do setor primário/agricultura/pecuária/pesca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Trabalhador do setor de prestação de serviços/comércio/banco/transporte, etc. (com registro ou carteira assinad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Funcionário do setor públic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Gerente, administrador ou diretor de empresa privada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Trabalha no próprio negócio/empresa ou comércio própri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Profissional liberal, professor, técnico de nível superior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string" table:style-name="ce117">
            <text:p>Trabalhador do setor informal (sem carteira assinad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31">
            <text:p>Q115</text:p>
          </table:table-cell>
          <table:table-cell office:value-type="string" table:number-columns-spanned="1" table:number-rows-spanned="3" table:style-name="ce132">
            <text:p>Está atualmente trabalhando na ocupação para a qual você se preparou nos estudos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, porque não consegui trabalho na minha profiss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 me preparei para um trabalho em específico/minha formação foi geral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16</text:p>
          </table:table-cell>
          <table:table-cell office:value-type="string" table:number-columns-spanned="1" table:number-rows-spanned="4" table:style-name="ce132">
            <text:p>Há quanto tempo está trabalhando nessa atividade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Menos de 1 ano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ntre 1 e 2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Entre 2 e 4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Mais de 4 an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7" table:style-name="ce131">
            <text:p>Q117</text:p>
          </table:table-cell>
          <table:table-cell office:value-type="string" table:number-columns-spanned="1" table:number-rows-spanned="7" table:style-name="ce132">
            <text:p>Se está trabalhando atualmente, qual é a renda ou o seu salário mensal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Até 1 salário mínimo (até R$130,00)</text:p>
          </table:table-cell>
          <table:table-cell office:value-type="float" office:value="1" table:number-columns-spanned="1" table:number-rows-spanned="7" table:style-name="ce130">
            <text:p>1</text:p>
          </table:table-cell>
          <table:table-cell office:value-type="string" table:number-columns-spanned="1" table:number-rows-spanned="7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ntre 1 e 2 salários mínimos (entre R$131,00 e R$26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De 2 a 5 salários mínimos (de R$261,00 a R$65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De 5 a 10 salário mínimos (de R$651,00 a R$1.3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De 10 a 30 salários mínimos (de R$1.301,00 a R$3.9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De 30 a 50 salários mínimos (de R$3.901,00 a R$6.5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Mais de 50 salários mínimos (mais de R$6.5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18</text:p>
          </table:table-cell>
          <table:table-cell office:value-type="string" table:number-columns-spanned="1" table:number-rows-spanned="4" table:style-name="ce132">
            <text:p>Se não está trabalhando atualmente, qual é o principal motiv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preciso trabalhar</text:p>
          </table:table-cell>
          <table:table-cell office:value-type="float" office:value="1" table:number-columns-spanned="1" table:number-rows-spanned="4" table:style-name="ce130">
            <text:p>1</text:p>
          </table:table-cell>
          <table:table-cell office:value-type="string" table:number-columns-spanned="1" table:number-rows-spanned="4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stava trabalhando, mas estou desempregado(a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 consigo encontrar um trabalho na minha ocupaç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Estou estudand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5" table:style-name="ce131">
            <text:p>Q119</text:p>
          </table:table-cell>
          <table:table-cell office:value-type="string" table:number-columns-spanned="1" table:number-rows-spanned="5" table:style-name="ce132">
            <text:p>Você participa com sua renda mensal no sustento econômico de sua famíli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, com todo o meu rendimento</text:p>
          </table:table-cell>
          <table:table-cell office:value-type="float" office:value="1" table:number-columns-spanned="1" table:number-rows-spanned="5" table:style-name="ce130">
            <text:p>1</text:p>
          </table:table-cell>
          <table:table-cell office:value-type="string" table:number-columns-spanned="1" table:number-rows-spanned="5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Sim, com parte do meu rendiment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, tenho família, mas meus rendimentos são para meu próprio u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Não tenho rendimentos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Não tenho família/meus rendimentos são só para meu próprio us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8" table:style-name="ce131">
            <text:p>Q120</text:p>
          </table:table-cell>
          <table:table-cell office:value-type="string" table:number-columns-spanned="1" table:number-rows-spanned="8" table:style-name="ce132">
            <text:p>Se você tem família qual a renda total mensal aproximada, no seu domicílio?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Até 1 salário mínimo (até R$130,00)</text:p>
          </table:table-cell>
          <table:table-cell office:value-type="float" office:value="1" table:number-columns-spanned="1" table:number-rows-spanned="8" table:style-name="ce127">
            <text:p>1</text:p>
          </table:table-cell>
          <table:table-cell office:value-type="string" table:number-columns-spanned="1" table:number-rows-spanned="8" table:style-name="ce136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Entre 1 e 2 salários mínimos (entre R$131,00 e R$26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De 2 a 5 salários mínimos (de R$261,00 a R$65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De 5 a 10 salário mínimos (de R$651,00 a R$1.3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E</text:p>
          </table:table-cell>
          <table:table-cell office:value-type="string" table:style-name="ce117">
            <text:p>De 10 a 30 salários mínimos (de R$1.301,00 a R$3.9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F</text:p>
          </table:table-cell>
          <table:table-cell office:value-type="string" table:style-name="ce117">
            <text:p>De 30 a 50 salários mínimos (de R$3.901,00 a R$6.5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G</text:p>
          </table:table-cell>
          <table:table-cell office:value-type="string" table:style-name="ce117">
            <text:p>Mais de 50 salários mínimos (mais de R$6.500,00)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H</text:p>
          </table:table-cell>
          <table:table-cell office:value-type="string" table:style-name="ce117">
            <text:p>Não sabe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21</text:p>
          </table:table-cell>
          <table:table-cell office:value-type="string" table:number-columns-spanned="1" table:number-rows-spanned="4" table:style-name="ce132">
            <text:p>Sua família tem Automóvel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22</text:p>
          </table:table-cell>
          <table:table-cell office:value-type="string" table:number-columns-spanned="1" table:number-rows-spanned="4" table:style-name="ce132">
            <text:p>Sua família tem TV em cores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23</text:p>
          </table:table-cell>
          <table:table-cell office:value-type="string" table:number-columns-spanned="1" table:number-rows-spanned="4" table:style-name="ce132">
            <text:p>Sua família tem Microcomputador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24</text:p>
          </table:table-cell>
          <table:table-cell office:value-type="string" table:number-columns-spanned="1" table:number-rows-spanned="4" table:style-name="ce132">
            <text:p>Sua família tem Videocassete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25</text:p>
          </table:table-cell>
          <table:table-cell office:value-type="string" table:number-columns-spanned="1" table:number-rows-spanned="4" table:style-name="ce132">
            <text:p>Sua família tem Máquina de lavar roup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26</text:p>
          </table:table-cell>
          <table:table-cell office:value-type="string" table:number-columns-spanned="1" table:number-rows-spanned="4" table:style-name="ce132">
            <text:p>Sua família tem aspirador de pó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27</text:p>
          </table:table-cell>
          <table:table-cell office:value-type="string" table:number-columns-spanned="1" table:number-rows-spanned="4" table:style-name="ce132">
            <text:p>Sua família tem geladeir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28</text:p>
          </table:table-cell>
          <table:table-cell office:value-type="string" table:number-columns-spanned="1" table:number-rows-spanned="4" table:style-name="ce132">
            <text:p>Sua família tem freezer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29</text:p>
          </table:table-cell>
          <table:table-cell office:value-type="string" table:number-columns-spanned="1" table:number-rows-spanned="4" table:style-name="ce132">
            <text:p>Sua família tem <text:s/>casa própri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4" table:style-name="ce131">
            <text:p>Q130</text:p>
          </table:table-cell>
          <table:table-cell office:value-type="string" table:number-columns-spanned="1" table:number-rows-spanned="4" table:style-name="ce132">
            <text:p>Sua família tem <text:s/>empregada mensalist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Não tem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float" office:value="1" table:style-name="ce117">
            <text:p>1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C</text:p>
          </table:table-cell>
          <table:table-cell office:value-type="float" office:value="2" table:style-name="ce117">
            <text:p>2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D</text:p>
          </table:table-cell>
          <table:table-cell office:value-type="string" table:style-name="ce117">
            <text:p>3 ou +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6">
          <table:table-cell office:value-type="string" table:number-columns-spanned="1" table:number-rows-spanned="3" table:style-name="ce129">
            <text:p>Q131</text:p>
          </table:table-cell>
          <table:table-cell office:value-type="string" table:number-columns-spanned="1" table:number-rows-spanned="3" table:style-name="ce126">
            <text:p>Sua família tem biciclet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3" table:style-name="ce135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 table:style-name="ce30"/>
        </table:table-row>
        <table:table-row table:style-name="ro6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3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, mas pretendo ter num futuro próxim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29">
            <text:p>Q132</text:p>
          </table:table-cell>
          <table:table-cell office:value-type="string" table:number-columns-spanned="1" table:number-rows-spanned="3" table:style-name="ce126">
            <text:p>Sua família tem motociclet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3" table:style-name="ce127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, mas pretendo ter num futuro próxim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29">
            <text:p>Q133</text:p>
          </table:table-cell>
          <table:table-cell office:value-type="string" table:number-columns-spanned="1" table:number-rows-spanned="3" table:style-name="ce126">
            <text:p>Sua família tem automóvel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3" table:style-name="ce127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, mas pretendo ter num futuro próxim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29">
            <text:p>Q134</text:p>
          </table:table-cell>
          <table:table-cell office:value-type="string" table:number-columns-spanned="1" table:number-rows-spanned="3" table:style-name="ce126">
            <text:p>Sua família tem instrumento musical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3" table:style-name="ce127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, mas pretendo ter num futuro próxim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29">
            <text:p>Q135</text:p>
          </table:table-cell>
          <table:table-cell office:value-type="string" table:number-columns-spanned="1" table:number-rows-spanned="3" table:style-name="ce126">
            <text:p>Sua família tem mesa de estudos própria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3" table:style-name="ce127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, mas pretendo ter num futuro próxim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29">
            <text:p>Q136</text:p>
          </table:table-cell>
          <table:table-cell office:value-type="string" table:number-columns-spanned="1" table:number-rows-spanned="3" table:style-name="ce126">
            <text:p>Sua família tem calculadora de bolso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3" table:style-name="ce127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, mas pretendo ter num futuro próxim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29">
            <text:p>Q137</text:p>
          </table:table-cell>
          <table:table-cell office:value-type="string" table:number-columns-spanned="1" table:number-rows-spanned="3" table:style-name="ce126">
            <text:p>Sua família tem microcomputador</text:p>
          </table:table-cell>
          <table:table-cell office:value-type="string" table:style-name="ce116">
            <text:p>A</text:p>
          </table:table-cell>
          <table:table-cell office:value-type="string" table:style-name="ce117">
            <text:p>Sim</text:p>
          </table:table-cell>
          <table:table-cell office:value-type="float" office:value="1" table:number-columns-spanned="1" table:number-rows-spanned="3" table:style-name="ce130">
            <text:p>1</text:p>
          </table:table-cell>
          <table:table-cell office:value-type="string" table:number-columns-spanned="1" table:number-rows-spanned="3" table:style-name="ce12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B</text:p>
          </table:table-cell>
          <table:table-cell office:value-type="string" table:style-name="ce1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6">
            <text:p>C</text:p>
          </table:table-cell>
          <table:table-cell office:value-type="string" table:style-name="ce117">
            <text:p>Não, mas pretendo ter num futuro próxim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3"/>
          <table:table-cell table:number-columns-repeated="16378"/>
        </table:table-row>
        <table:table-row table:style-name="ro3">
          <table:table-cell office:value-type="string" table:style-name="ce25">
            <text:p>Nota:</text:p>
          </table:table-cell>
          <table:table-cell table:style-name="ce22"/>
          <table:table-cell table:style-name="ce20"/>
          <table:table-cell table:style-name="ce26"/>
          <table:table-cell table:number-columns-repeated="2" table:style-name="ce20"/>
          <table:table-cell table:number-columns-repeated="16378"/>
        </table:table-row>
        <table:table-row table:style-name="ro21">
          <table:table-cell office:value-type="string" table:number-columns-spanned="6" table:number-rows-spanned="1" table:style-name="ce75">
            <text:p>1. Referente ao Enem 1998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5">
            <text:p>2. Idade do inscrito em 31/12/1998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5">
            <text:p>3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5">
            <text:p>4. No Questionário Socioeconômico o inscrito deveria marcar apenas uma opção, quando não foi respeitada esta regra foi adorado a seguinte regra: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number-rows-repeated="104789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Michele de Paula Coelho Almeida</meta:initial-creator>
    <dc:creator>Giordano Alan Barbosa Sereno</dc:creator>
    <meta:creation-date>2019-02-01T17:09:02Z</meta:creation-date>
    <dc:date>2022-10-06T15:15:11Z</dc:date>
  </office:meta>
</office:document-meta>
</file>